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Sans Narrow" svg:font-family="'PT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3in" table:align="left" fo:background-color="#ffffff">
        <style:background-image/>
      </style:table-properties>
    </style:style>
    <style:style style:name="Таблица1.A" style:family="table-column">
      <style:table-column-properties style:column-width="4.3in"/>
    </style:style>
    <style:style style:name="Таблица1.A1" style:family="table-cell">
      <style:table-cell-properties style:vertical-align="middle" fo:padding="0.0194in" fo:border="none"/>
    </style:style>
    <style:style style:name="Таблица2" style:family="table">
      <style:table-properties style:width="4.2111in" table:align="left" fo:background-color="transparent">
        <style:background-image/>
      </style:table-properties>
    </style:style>
    <style:style style:name="Таблица2.A" style:family="table-column">
      <style:table-column-properties style:column-width="3.1306in"/>
    </style:style>
    <style:style style:name="Таблица2.B" style:family="table-column">
      <style:table-column-properties style:column-width="1.0806in"/>
    </style:style>
    <style:style style:name="Таблица2.A1" style:family="table-cell">
      <style:table-cell-properties style:vertical-align="middle" fo:padding="0in" fo:border="none"/>
    </style:style>
    <style:style style:name="Таблица3" style:family="table">
      <style:table-properties style:width="4.1993in" table:align="left" fo:background-color="#ffffff">
        <style:background-image/>
      </style:table-properties>
    </style:style>
    <style:style style:name="Таблица3.A" style:family="table-column">
      <style:table-column-properties style:column-width="3.1188in"/>
    </style:style>
    <style:style style:name="Таблица3.B" style:family="table-column">
      <style:table-column-properties style:column-width="1.0806in"/>
    </style:style>
    <style:style style:name="Таблица3.A1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style:font-name="PT Sans Narrow" fo:font-size="10.8000001907349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P4" style:family="paragraph" style:parent-style-name="Table_20_Contents">
      <style:paragraph-properties style:line-height-at-least="0.25in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in" fo:margin-right="0in" fo:margin-top="0in" fo:margin-bottom="0.1in" loext:contextual-spacing="false" style:line-height-at-least="0.25in" fo:text-indent="0in" style:auto-text-indent="false"/>
    </style:style>
    <style:style style:name="T1" style:family="text">
      <style:text-properties fo:font-variant="normal" fo:text-transform="none" fo:color="#000000" style:font-name="PT Sans Narrow" fo:font-size="19.2000007629395pt" fo:letter-spacing="normal" fo:font-style="normal" fo:font-weight="bold"/>
    </style:style>
    <style:style style:name="T2" style:family="text">
      <style:text-properties fo:font-variant="normal" fo:text-transform="none" fo:color="#000000" style:font-name="PT Sans Narrow" fo:font-size="10.8000001907349pt" fo:letter-spacing="normal" fo:font-style="normal" fo:font-weight="bold"/>
    </style:style>
    <style:style style:name="T3" style:family="text">
      <style:text-properties fo:font-variant="normal" fo:text-transform="none" fo:color="#000000" style:font-name="PT Sans Narrow" fo:font-size="10.8000001907349pt" fo:letter-spacing="normal" fo:font-style="normal" fo:font-weight="normal"/>
    </style:style>
    <style:style style:name="T4" style:family="text">
      <style:text-properties fo:font-variant="normal" fo:text-transform="none" fo:color="#000000" style:font-name="PT Sans Narrow" fo:font-size="24pt" fo:letter-spacing="normal" fo:font-style="normal" fo:font-weight="bold"/>
    </style:style>
    <style:style style:name="T5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Планировка</text:span></text:span> <text:line-break/><text:span text:style-name="Strong_20_Emphasis"><text:span text:style-name="T2">План 1 этажа</text:span></text:span> <text:line-break/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table:number-columns-spanned="2" office:value-type="string">
                  <text:p text:style-name="P4"><text:span text:style-name="Strong_20_Emphasis"><text:span text:style-name="T5">Экспликация помещений 1 этажа</text:span></text:span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4"><text:span text:style-name="Strong_20_Emphasis"><text:span text:style-name="T5">Наименование</text:span></text:span></text:p>
                </table:table-cell>
                <table:table-cell table:style-name="Таблица2.A1" office:value-type="string">
                  <text:p text:style-name="P4"><text:span text:style-name="Strong_20_Emphasis"><text:span text:style-name="T5">Площадь, м2</text:span></text:span></text:p>
                </table:table-cell>
              </table:table-row>
              <table:table-row>
                <table:table-cell table:style-name="Таблица2.A1" office:value-type="string">
                  <text:p text:style-name="P4"> Коридор</text:p>
                </table:table-cell>
                <table:table-cell table:style-name="Таблица2.A1" office:value-type="string">
                  <text:p text:style-name="P4">3,31</text:p>
                </table:table-cell>
              </table:table-row>
              <table:table-row>
                <table:table-cell table:style-name="Таблица2.A1" office:value-type="string">
                  <text:p text:style-name="P4"> Кухня-столовая</text:p>
                </table:table-cell>
                <table:table-cell table:style-name="Таблица2.A1" office:value-type="string">
                  <text:p text:style-name="P4">11,95</text:p>
                </table:table-cell>
              </table:table-row>
              <table:table-row>
                <table:table-cell table:style-name="Таблица2.A1" office:value-type="string">
                  <text:p text:style-name="P4"> с/у</text:p>
                </table:table-cell>
                <table:table-cell table:style-name="Таблица2.A1" office:value-type="string">
                  <text:p text:style-name="P4">5,66</text:p>
                </table:table-cell>
              </table:table-row>
              <table:table-row>
                <table:table-cell table:style-name="Таблица2.A1" office:value-type="string">
                  <text:p text:style-name="P4"> Спальня</text:p>
                </table:table-cell>
                <table:table-cell table:style-name="Таблица2.A1" office:value-type="string">
                  <text:p text:style-name="P4">9,33</text:p>
                </table:table-cell>
              </table:table-row>
              <table:table-row>
                <table:table-cell table:style-name="Таблица2.A1" office:value-type="string">
                  <text:p text:style-name="P4"> Спальня</text:p>
                </table:table-cell>
                <table:table-cell table:style-name="Таблица2.A1" office:value-type="string">
                  <text:p text:style-name="P4">10,57</text:p>
                </table:table-cell>
              </table:table-row>
              <table:table-row>
                <table:table-cell table:style-name="Таблица2.A1" office:value-type="string">
                  <text:p text:style-name="P4">Гостиная</text:p>
                </table:table-cell>
                <table:table-cell table:style-name="Таблица2.A1" office:value-type="string">
                  <text:p text:style-name="P4">11,95</text:p>
                </table:table-cell>
              </table:table-row>
              <table:table-row>
                <table:table-cell table:style-name="Таблица2.A1" office:value-type="string">
                  <text:p text:style-name="P4">Прихожая</text:p>
                </table:table-cell>
                <table:table-cell table:style-name="Таблица2.A1" office:value-type="string">
                  <text:p text:style-name="P4">5,93</text:p>
                </table:table-cell>
              </table:table-row>
              <table:table-row>
                <table:table-cell table:style-name="Таблица2.A1" office:value-type="string">
                  <text:p text:style-name="P4">Терраса</text:p>
                </table:table-cell>
                <table:table-cell table:style-name="Таблица2.A1" office:value-type="string">
                  <text:p text:style-name="P4">34,75</text:p>
                </table:table-cell>
              </table:table-row>
              <table:table-row>
                <table:table-cell table:style-name="Таблица2.A1" office:value-type="string">
                  <text:p text:style-name="P6">Общая площадь помещений первого этажа</text:p>
                </table:table-cell>
                <table:table-cell table:style-name="Таблица2.A1" office:value-type="string">
                  <text:p text:style-name="P4"><text:span text:style-name="Strong_20_Emphasis"><text:span text:style-name="T5">59</text:span></text:span></text:p>
                </table:table-cell>
              </table:table-row>
            </table:table>
            <text:p text:style-name="P5"/>
          </table:table-cell>
        </table:table-row>
      </table:table>
      <text:p text:style-name="Text_20_body"><text:line-break/><text:span text:style-name="Strong_20_Emphasis"><text:span text:style-name="T2">План 2 этажа</text:span></text:span> <text:line-break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4"><text:span text:style-name="Strong_20_Emphasis"><text:span text:style-name="T5">Экспликация помещений 2 этажа</text:span></text:span></text:p>
          </table:table-cell>
          <table:covered-table-cell/>
        </table:table-row>
        <table:table-row>
          <table:table-cell table:style-name="Таблица3.A1" office:value-type="string">
            <text:p text:style-name="P4"><text:span text:style-name="Strong_20_Emphasis"><text:span text:style-name="T5">Наименование</text:span></text:span></text:p>
          </table:table-cell>
          <table:table-cell table:style-name="Таблица3.A1" office:value-type="string">
            <text:p text:style-name="P4"><text:span text:style-name="Strong_20_Emphasis"><text:span text:style-name="T5">Площадь, м2</text:span></text:span></text:p>
          </table:table-cell>
        </table:table-row>
        <table:table-row>
          <table:table-cell table:style-name="Таблица3.A1" office:value-type="string">
            <text:p text:style-name="P4">Open space</text:p>
          </table:table-cell>
          <table:table-cell table:style-name="Таблица3.A1" office:value-type="string">
            <text:p text:style-name="P4">39</text:p>
          </table:table-cell>
        </table:table-row>
        <table:table-row>
          <table:table-cell table:style-name="Таблица3.A1" office:value-type="string">
            <text:p text:style-name="P6">Общая площадь помещений второго этажа</text:p>
          </table:table-cell>
          <table:table-cell table:style-name="Таблица3.A1" office:value-type="string">
            <text:p text:style-name="P4"><text:span text:style-name="Strong_20_Emphasis"><text:span text:style-name="T5">39 </text:span></text:span></text:p>
          </table:table-cell>
        </table:table-row>
      </table:table>
      <text:p text:style-name="Text_20_body"><text:line-break/><text:span text:style-name="Strong_20_Emphasis"><text:span text:style-name="T1">Фасады</text:span></text:span> <text:line-break/><text:span text:style-name="T3">На первом этаже расположены две небольшие, но уютные спальни и кухня-гостиная со «вторым светом» и собственным выходом на террасу. На втором этаже предусмотрено одно большое мансардное помещение, которое Вы можете оборудовать под одну огромную уютную спальню под крышей, бильярдную или даже кабинет – прекрасное место для написания книги или работы над научной диссертацией (например). Это помещение мы спланировали для воплощения Вашей фантазии и Ваших пожеланий!</text:span></text:p>
      <text:p text:style-name="P2"><text:span text:style-name="Strong_20_Emphasis"><text:span text:style-name="T4">Описание</text:span></text:span></text:p>
      <text:p text:style-name="P1">Загородный уютный дом, всем своим видом предполагает отдых от городской суеты на свежем воздухе, в тени высоких раскидистых деревьев. Он будто взят из сказки – тихий, теплый, деревянный дом с большими окнами в густой чаще леса, - идеальное место вдали от шума, людей и проблем.</text:p>
      <text:p text:style-name="P1"><text:soft-page-break/>Особенно запоминающимся в данном архитектурном проекте выступает «второй свет» - кухня-гостиная с отсутствующим межэтажным перекрытием. Это помещение наполнено светом и воздухом, насквозь пропитано расслабляющей атмосферой и домашним уютом.</text:p>
      <text:p text:style-name="P1">Еще одна «изюминка» - огромная терраса, на которой можно оборудовать обеденный стол для неспешных обедов и ужинов на открытом воздухе, мангал для приготовления ароматных овощей и мяса на гриле, шезлонг для принятия солнечных ванн во время чтения увлекательной книги, арт-уголок с мольбертом для написания картины, - абсолютно всё что поможет вам восстановить внутреннее равновесие после трудовых будней и насладиться природой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T Sans Narrow" svg:font-family="'PT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2-04T11:23:01.985000000</dc:date>
    <meta:editing-duration>PT1M22S</meta:editing-duration>
    <meta:editing-cycles>1</meta:editing-cycles>
    <meta:document-statistic meta:table-count="3" meta:image-count="0" meta:object-count="0" meta:page-count="2" meta:paragraph-count="35" meta:word-count="250" meta:character-count="1762" meta:non-whitespace-character-count="1531"/>
  </office:meta>
</office:document-meta>
</file>